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 11" svg:font-family="'Helvetica'" style:font-pitch="variable"/>
    <style:font-face style:name="Helvetica" svg:font-family="'Helvetica'" style:font-adornments="HPLHS" style:font-pitch="variable"/>
    <style:font-face style:name="Helvetica" svg:font-family="'Helvetica'" style:font-adornments="HPLH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Header1" style:family="table">
      <style:table-properties style:width="7.4479in" fo:margin-left="-0.3444in" table:align="left"/>
    </style:style>
    <style:style style:name="TableHeader1.A" style:family="table-column">
      <style:table-column-properties style:column-width="1.0417in"/>
    </style:style>
    <style:style style:name="TableHeader1.B" style:family="table-column">
      <style:table-column-properties style:column-width="3.1944in"/>
    </style:style>
    <style:style style:name="TableHeader1.C" style:family="table-column">
      <style:table-column-properties style:column-width="3.2118in"/>
    </style:style>
    <style:style style:name="TableHeader1.1" style:family="table-row">
      <style:table-row-properties style:min-row-height="0.2083in"/>
    </style:style>
    <style:style style:name="TableHeader1.A1" style:family="table-cell">
      <style:table-cell-properties fo:background-color="#000000" fo:padding="0in" fo:border="none">
        <style:background-image/>
      </style:table-cell-properties>
    </style:style>
    <style:style style:name="Tabella1" style:family="table">
      <style:table-properties style:width="7.4118in" fo:margin-left="-0.3292in" table:align="left"/>
    </style:style>
    <style:style style:name="Tabella1.A" style:family="table-column">
      <style:table-column-properties style:column-width="1.0243in"/>
    </style:style>
    <style:style style:name="Tabella1.B" style:family="table-column">
      <style:table-column-properties style:column-width="3.1861in"/>
    </style:style>
    <style:style style:name="Tabella1.C" style:family="table-column">
      <style:table-column-properties style:column-width="3.2014in"/>
    </style:style>
    <style:style style:name="Tabella1.1" style:family="table-row">
      <style:table-row-properties style:row-height="0.2403in" fo:keep-together="always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3299in" fo:keep-together="always"/>
    </style:style>
    <style:style style:name="TableHeader2" style:family="table">
      <style:table-properties style:width="7.4479in" fo:margin-left="-0.3444in" table:align="left"/>
    </style:style>
    <style:style style:name="TableHeader2.A" style:family="table-column">
      <style:table-column-properties style:column-width="1.0417in"/>
    </style:style>
    <style:style style:name="TableHeader2.B" style:family="table-column">
      <style:table-column-properties style:column-width="3.1944in"/>
    </style:style>
    <style:style style:name="TableHeader2.C" style:family="table-column">
      <style:table-column-properties style:column-width="3.2118in"/>
    </style:style>
    <style:style style:name="TableHeader2.1" style:family="table-row">
      <style:table-row-properties style:min-row-height="0.2083in"/>
    </style:style>
    <style:style style:name="TableHeader2.A1" style:family="table-cell">
      <style:table-cell-properties fo:background-color="#000000" fo:padding="0in" fo:border="none">
        <style:background-image/>
      </style:table-cell-properties>
    </style:style>
    <style:style style:name="Tabella2" style:family="table">
      <style:table-properties style:width="7.4118in" fo:margin-left="-0.3292in" table:align="left"/>
    </style:style>
    <style:style style:name="Tabella2.A" style:family="table-column">
      <style:table-column-properties style:column-width="1.0243in"/>
    </style:style>
    <style:style style:name="Tabella2.B" style:family="table-column">
      <style:table-column-properties style:column-width="3.1861in"/>
    </style:style>
    <style:style style:name="Tabella2.C" style:family="table-column">
      <style:table-column-properties style:column-width="3.2014in"/>
    </style:style>
    <style:style style:name="Tabella2.1" style:family="table-row">
      <style:table-row-properties style:row-height="0.2403in" fo:keep-together="always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382in" fo:border="0.05pt solid #000000"/>
    </style:style>
    <style:style style:name="Tabella2.A2" style:family="table-cell">
      <style:table-cell-properties fo:padding="0.0382in" fo:border-left="0.05pt solid #000000" fo:border-right="none" fo:border-top="none" fo:border-bottom="0.05pt solid #000000"/>
    </style:style>
    <style:style style:name="Tabel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0.3299in" fo:keep-together="always"/>
    </style:style>
    <style:style style:name="TableHeader3" style:family="table">
      <style:table-properties style:width="7.4479in" fo:margin-left="-0.3444in" table:align="left"/>
    </style:style>
    <style:style style:name="TableHeader3.A" style:family="table-column">
      <style:table-column-properties style:column-width="1.0417in"/>
    </style:style>
    <style:style style:name="TableHeader3.B" style:family="table-column">
      <style:table-column-properties style:column-width="3.1944in"/>
    </style:style>
    <style:style style:name="TableHeader3.C" style:family="table-column">
      <style:table-column-properties style:column-width="3.2118in"/>
    </style:style>
    <style:style style:name="TableHeader3.1" style:family="table-row">
      <style:table-row-properties style:min-row-height="0.2083in"/>
    </style:style>
    <style:style style:name="TableHeader3.A1" style:family="table-cell">
      <style:table-cell-properties fo:background-color="#000000" fo:padding="0in" fo:border="none">
        <style:background-image/>
      </style:table-cell-properties>
    </style:style>
    <style:style style:name="Tabella3" style:family="table">
      <style:table-properties style:width="7.4118in" fo:margin-left="-0.3292in" table:align="left"/>
    </style:style>
    <style:style style:name="Tabella3.A" style:family="table-column">
      <style:table-column-properties style:column-width="1.0243in"/>
    </style:style>
    <style:style style:name="Tabella3.B" style:family="table-column">
      <style:table-column-properties style:column-width="3.1861in"/>
    </style:style>
    <style:style style:name="Tabella3.C" style:family="table-column">
      <style:table-column-properties style:column-width="3.2014in"/>
    </style:style>
    <style:style style:name="Tabella3.1" style:family="table-row">
      <style:table-row-properties style:row-height="0.2403in" fo:keep-together="always"/>
    </style:style>
    <style:style style:name="Tabel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3.5" style:family="table-row">
      <style:table-row-properties style:min-row-height="0.3299in" fo:keep-together="always"/>
    </style:style>
    <style:style style:name="TableHeader4" style:family="table">
      <style:table-properties style:width="7.4479in" fo:margin-left="-0.3444in" table:align="left"/>
    </style:style>
    <style:style style:name="TableHeader4.A" style:family="table-column">
      <style:table-column-properties style:column-width="1.0417in"/>
    </style:style>
    <style:style style:name="TableHeader4.B" style:family="table-column">
      <style:table-column-properties style:column-width="3.1944in"/>
    </style:style>
    <style:style style:name="TableHeader4.C" style:family="table-column">
      <style:table-column-properties style:column-width="3.2118in"/>
    </style:style>
    <style:style style:name="TableHeader4.1" style:family="table-row">
      <style:table-row-properties style:min-row-height="0.2083in"/>
    </style:style>
    <style:style style:name="TableHeader4.A1" style:family="table-cell">
      <style:table-cell-properties fo:background-color="#000000" fo:padding="0in" fo:border="none">
        <style:background-image/>
      </style:table-cell-properties>
    </style:style>
    <style:style style:name="Tabella4" style:family="table">
      <style:table-properties style:width="7.4118in" fo:margin-left="-0.3292in" table:align="left"/>
    </style:style>
    <style:style style:name="Tabella4.A" style:family="table-column">
      <style:table-column-properties style:column-width="1.0243in"/>
    </style:style>
    <style:style style:name="Tabella4.B" style:family="table-column">
      <style:table-column-properties style:column-width="3.1861in"/>
    </style:style>
    <style:style style:name="Tabella4.C" style:family="table-column">
      <style:table-column-properties style:column-width="3.2014in"/>
    </style:style>
    <style:style style:name="Tabella4.1" style:family="table-row">
      <style:table-row-properties style:row-height="0.2403in" fo:keep-together="always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382in" fo:border="0.05pt solid #000000"/>
    </style:style>
    <style:style style:name="Tabella4.A2" style:family="table-cell">
      <style:table-cell-properties fo:padding="0.0382in" fo:border-left="0.05pt solid #000000" fo:border-right="none" fo:border-top="none" fo:border-bottom="0.05pt solid #000000"/>
    </style:style>
    <style:style style:name="Tabella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.5" style:family="table-row">
      <style:table-row-properties style:min-row-height="0.3299in" fo:keep-together="always"/>
    </style:style>
    <style:style style:name="TableHeader5" style:family="table">
      <style:table-properties style:width="7.4479in" fo:margin-left="-0.3444in" table:align="left"/>
    </style:style>
    <style:style style:name="TableHeader5.A" style:family="table-column">
      <style:table-column-properties style:column-width="1.0417in"/>
    </style:style>
    <style:style style:name="TableHeader5.B" style:family="table-column">
      <style:table-column-properties style:column-width="3.1944in"/>
    </style:style>
    <style:style style:name="TableHeader5.C" style:family="table-column">
      <style:table-column-properties style:column-width="3.2118in"/>
    </style:style>
    <style:style style:name="TableHeader5.1" style:family="table-row">
      <style:table-row-properties style:min-row-height="0.2083in"/>
    </style:style>
    <style:style style:name="TableHeader5.A1" style:family="table-cell">
      <style:table-cell-properties fo:background-color="#000000" fo:padding="0in" fo:border="none">
        <style:background-image/>
      </style:table-cell-properties>
    </style:style>
    <style:style style:name="Tabella5" style:family="table">
      <style:table-properties style:width="7.4118in" fo:margin-left="-0.3292in" table:align="left"/>
    </style:style>
    <style:style style:name="Tabella5.A" style:family="table-column">
      <style:table-column-properties style:column-width="1.0243in"/>
    </style:style>
    <style:style style:name="Tabella5.B" style:family="table-column">
      <style:table-column-properties style:column-width="3.1861in"/>
    </style:style>
    <style:style style:name="Tabella5.C" style:family="table-column">
      <style:table-column-properties style:column-width="3.2014in"/>
    </style:style>
    <style:style style:name="Tabella5.1" style:family="table-row">
      <style:table-row-properties style:row-height="0.2403in" fo:keep-together="always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382in" fo:border="0.05pt solid #000000"/>
    </style:style>
    <style:style style:name="Tabella5.A2" style:family="table-cell">
      <style:table-cell-properties fo:padding="0.0382in" fo:border-left="0.05pt solid #000000" fo:border-right="none" fo:border-top="none" fo:border-bottom="0.05pt solid #000000"/>
    </style:style>
    <style:style style:name="Tabel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.5" style:family="table-row">
      <style:table-row-properties style:min-row-height="0.3299in" fo:keep-together="always"/>
    </style:style>
    <style:style style:name="P1" style:family="paragraph" style:parent-style-name="Table_20_Heading">
      <style:text-properties officeooo:paragraph-rsid="002ec306"/>
    </style:style>
    <style:style style:name="P2" style:family="paragraph" style:parent-style-name="Table_20_Contents">
      <style:text-properties style:font-name="Helvetica 11" fo:font-size="8pt" officeooo:rsid="001ab113" officeooo:paragraph-rsid="001ab113" style:font-size-asian="8pt" style:font-size-complex="8pt"/>
    </style:style>
    <style:style style:name="P3" style:family="paragraph" style:parent-style-name="Standard">
      <style:text-properties style:font-name="Helvetica 11" fo:font-size="8pt" style:font-size-asian="8pt" style:font-size-complex="8pt"/>
    </style:style>
    <style:style style:name="P4" style:family="paragraph" style:parent-style-name="Standard">
      <style:text-properties style:font-name="Helvetica 11" fo:font-size="8pt" officeooo:paragraph-rsid="001c9f5f" style:font-size-asian="8pt" style:font-size-complex="8pt"/>
    </style:style>
    <style:style style:name="P5" style:family="paragraph" style:parent-style-name="Standard">
      <style:text-properties style:font-name="Helvetica 11" fo:font-size="8pt" officeooo:rsid="001ab113" officeooo:paragraph-rsid="003209d2" style:font-size-asian="8pt" style:font-size-complex="8pt"/>
    </style:style>
    <style:style style:name="P6" style:family="paragraph" style:parent-style-name="Standard">
      <style:text-properties style:font-name="Helvetica 11" fo:font-size="8pt" officeooo:paragraph-rsid="003209d2" style:font-size-asian="8pt" style:font-size-complex="8pt"/>
    </style:style>
    <style:style style:name="P7" style:family="paragraph">
      <style:paragraph-properties fo:text-align="start"/>
      <style:text-properties style:text-line-through-style="none" style:font-name="Helvetica" fo:font-size="8pt" fo:font-style="normal" style:text-underline-style="none" fo:font-weight="normal"/>
    </style:style>
    <style:style style:name="T1" style:family="text">
      <style:text-properties officeooo:rsid="0016c384"/>
    </style:style>
    <style:style style:name="T2" style:family="text">
      <style:text-properties fo:font-weight="bold" officeooo:rsid="0016c384" style:font-weight-asian="bold" style:font-weight-complex="bol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WEAPON.TYPE.0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0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0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0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0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TYPE.1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1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1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1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1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TYPE.2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2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2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2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2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TYPE.3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3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3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3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3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TYPE.4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4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4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4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4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TYPE.5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5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5" form:control-implementation="ooo:com.sun.star.form.component.TextField" xml:id="control28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5" form:control-implementation="ooo:com.sun.star.form.component.TextField" xml:id="control29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5" form:control-implementation="ooo:com.sun.star.form.component.TextField" xml:id="control30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TYPE.6" form:control-implementation="ooo:com.sun.star.form.component.TextField" xml:id="control31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6" form:control-implementation="ooo:com.sun.star.form.component.TextField" xml:id="control32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6" form:control-implementation="ooo:com.sun.star.form.component.TextField" xml:id="control33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6" form:control-implementation="ooo:com.sun.star.form.component.TextField" xml:id="control34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6" form:control-implementation="ooo:com.sun.star.form.component.TextField" xml:id="control35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TYPE.7" form:control-implementation="ooo:com.sun.star.form.component.TextField" xml:id="control36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7" form:control-implementation="ooo:com.sun.star.form.component.TextField" xml:id="control37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7" form:control-implementation="ooo:com.sun.star.form.component.TextField" xml:id="control38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7" form:control-implementation="ooo:com.sun.star.form.component.TextField" xml:id="control39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7" form:control-implementation="ooo:com.sun.star.form.component.TextField" xml:id="control40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TYPE.8" form:control-implementation="ooo:com.sun.star.form.component.TextField" xml:id="control41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8" form:control-implementation="ooo:com.sun.star.form.component.TextField" xml:id="control42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8" form:control-implementation="ooo:com.sun.star.form.component.TextField" xml:id="control43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8" form:control-implementation="ooo:com.sun.star.form.component.TextField" xml:id="control44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8" form:control-implementation="ooo:com.sun.star.form.component.TextField" xml:id="control45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TYPE.9" form:control-implementation="ooo:com.sun.star.form.component.TextField" xml:id="control46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ATK.9" form:control-implementation="ooo:com.sun.star.form.component.TextField" xml:id="control47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DMG.9" form:control-implementation="ooo:com.sun.star.form.component.TextField" xml:id="control48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BONUS.9" form:control-implementation="ooo:com.sun.star.form.component.TextField" xml:id="control49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EAPON.NOTES.9" form:control-implementation="ooo:com.sun.star.form.component.TextField" xml:id="control50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Header1" table:style-name="TableHeader1">
        <table:table-column table:style-name="TableHeader1.A"/>
        <table:table-column table:style-name="TableHeader1.B"/>
        <table:table-column table:style-name="TableHeader1.C"/>
        <table:table-row table:style-name="TableHeader1.1">
          <table:table-cell table:style-name="TableHeader1.A1" office:value-type="string">
            <text:p text:style-name="Standard"/>
          </table:table-cell>
          <table:table-cell table:style-name="TableHeader1.A1" office:value-type="string">
            <text:p text:style-name="Table_20_Heading"><text:span text:style-name="T2">W</text:span> <text:span text:style-name="T1">eapon</text:span> </text:p>
          </table:table-cell>
          <table:table-cell table:style-name="TableHeader1.A1" office:value-type="string">
            <text:p text:style-name="P1"><text:span text:style-name="T2">W</text:span> <text:span text:style-name="T1">eapon</text:span> 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Table_20_Contents"><text:span text:style-name="T2">T</text:span> <text:span text:style-name="T1">ype</text:span> </text:p>
          </table:table-cell>
          <table:table-cell table:style-name="Tabella1.A1" office:value-type="string">
            <text:p text:style-name="P2"><draw:control text:anchor-type="as-char" svg:y="-0.2598in" draw:z-index="0" draw:name="WEAPON_TYPE" draw:style-name="gr1" draw:text-style-name="P7" svg:width="3.1094in" svg:height="0.1315in" draw:control="control1"/> </text:p>
          </table:table-cell>
          <table:table-cell table:style-name="Tabella1.C1" office:value-type="string">
            <text:p text:style-name="P5"><draw:control text:anchor-type="as-char" svg:y="-0.2598in" draw:z-index="25" draw:name="WEAPON_TYPE" draw:style-name="gr1" draw:text-style-name="P7" svg:width="3.065in" svg:height="0.1315in" draw:control="control6"/> </text:p>
          </table:table-cell>
        </table:table-row>
        <table:table-row table:style-name="Tabella1.1">
          <table:table-cell table:style-name="Tabella1.A2" office:value-type="string">
            <text:p text:style-name="Table_20_Contents"><text:span text:style-name="T2">A</text:span> <text:span text:style-name="T1">ttack </text:span><text:span text:style-name="T2">R</text:span> <text:span text:style-name="T1">oll</text:span> </text:p>
          </table:table-cell>
          <table:table-cell table:style-name="Tabella1.A2" office:value-type="string">
            <text:p text:style-name="P3"><draw:control text:anchor-type="as-char" svg:y="-0.1744in" draw:z-index="5" draw:name="WEAPON_ATK" draw:style-name="gr1" draw:text-style-name="P7" svg:width="3.1094in" svg:height="0.163in" draw:control="control2"/> </text:p>
          </table:table-cell>
          <table:table-cell table:style-name="Tabella1.C2" office:value-type="string">
            <text:p text:style-name="P6"><draw:control text:anchor-type="as-char" svg:y="-0.1744in" draw:z-index="30" draw:name="WEAPON_ATK" draw:style-name="gr1" draw:text-style-name="P7" svg:width="3.0476in" svg:height="0.163in" draw:control="control7"/> </text:p>
          </table:table-cell>
        </table:table-row>
        <table:table-row table:style-name="Tabella1.1">
          <table:table-cell table:style-name="Tabella1.A2" office:value-type="string">
            <text:p text:style-name="Table_20_Contents"><text:span text:style-name="T2">D</text:span> <text:span text:style-name="T1">amage </text:span><text:span text:style-name="T2">R</text:span> <text:span text:style-name="T1">oll</text:span> </text:p>
          </table:table-cell>
          <table:table-cell table:style-name="Tabella1.A2" office:value-type="string">
            <text:p text:style-name="P4"><draw:control text:anchor-type="as-char" draw:z-index="10" draw:name="WEAPON_DMG" draw:style-name="gr2" draw:text-style-name="P7" svg:width="3.074in" svg:height="0.128in" draw:control="control3"/> </text:p>
          </table:table-cell>
          <table:table-cell table:style-name="Tabella1.C2" office:value-type="string">
            <text:p text:style-name="P6"><draw:control text:anchor-type="as-char" draw:z-index="35" draw:name="WEAPON_DMG" draw:style-name="gr2" draw:text-style-name="P7" svg:width="3.0386in" svg:height="0.128in" draw:control="control8"/> </text:p>
          </table:table-cell>
        </table:table-row>
        <table:table-row table:style-name="Tabella1.1">
          <table:table-cell table:style-name="Tabella1.A2" office:value-type="string">
            <text:p text:style-name="Table_20_Contents"><text:span text:style-name="T2">B</text:span> <text:span text:style-name="T1">onus</text:span> </text:p>
          </table:table-cell>
          <table:table-cell table:style-name="Tabella1.A2" office:value-type="string">
            <text:p text:style-name="P4"><draw:control text:anchor-type="as-char" draw:z-index="15" draw:name="WEAPON_BONUS" draw:style-name="gr2" draw:text-style-name="P7" svg:width="3.1094in" svg:height="0.1307in" draw:control="control4"/> </text:p>
          </table:table-cell>
          <table:table-cell table:style-name="Tabella1.C2" office:value-type="string">
            <text:p text:style-name="P6"><draw:control text:anchor-type="as-char" draw:z-index="40" draw:name="WEAPON_BONUS" draw:style-name="gr2" draw:text-style-name="P7" svg:width="3.0996in" svg:height="0.1307in" draw:control="control9"/> </text:p>
          </table:table-cell>
        </table:table-row>
        <table:table-row table:style-name="Tabella1.5">
          <table:table-cell table:style-name="Tabella1.A2" office:value-type="string">
            <text:p text:style-name="Table_20_Contents"><text:span text:style-name="T2">N</text:span> <text:span text:style-name="T1">otes</text:span> </text:p>
          </table:table-cell>
          <table:table-cell table:style-name="Tabella1.A2" office:value-type="string">
            <text:p text:style-name="P4"><draw:control text:anchor-type="as-char" svg:y="-0.4528in" draw:z-index="20" draw:name="WEAPON_NOTES" draw:style-name="gr1" draw:text-style-name="P7" svg:width="3.0476in" svg:height="0.724in" draw:control="control5"/> </text:p>
          </table:table-cell>
          <table:table-cell table:style-name="Tabella1.C2" office:value-type="string">
            <text:p text:style-name="P6"><draw:control text:anchor-type="as-char" svg:y="-0.4528in" draw:z-index="45" draw:name="WEAPON_NOTES" draw:style-name="gr1" draw:text-style-name="P7" svg:width="3.065in" svg:height="0.724in" draw:control="control10"/> </text:p>
          </table:table-cell>
        </table:table-row>
      </table:table>
      <table:table table:name="TableHeader2" table:style-name="TableHeader2">
        <table:table-column table:style-name="TableHeader2.A"/>
        <table:table-column table:style-name="TableHeader2.B"/>
        <table:table-column table:style-name="TableHeader2.C"/>
        <table:table-row table:style-name="TableHeader2.1">
          <table:table-cell table:style-name="TableHeader2.A1" office:value-type="string">
            <text:p text:style-name="Standard"/>
          </table:table-cell>
          <table:table-cell table:style-name="TableHeader2.A1" office:value-type="string">
            <text:p text:style-name="Table_20_Heading"><text:span text:style-name="T2">W</text:span> <text:span text:style-name="T1">eapon</text:span> </text:p>
          </table:table-cell>
          <table:table-cell table:style-name="TableHeader2.A1" office:value-type="string">
            <text:p text:style-name="P1"><text:span text:style-name="T2">W</text:span> <text:span text:style-name="T1">eapon</text:span> 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Table_20_Contents"><text:span text:style-name="T2">T</text:span> <text:span text:style-name="T1">ype</text:span> </text:p>
          </table:table-cell>
          <table:table-cell table:style-name="Tabella2.A1" office:value-type="string">
            <text:p text:style-name="P2"><draw:control text:anchor-type="as-char" svg:y="-0.2598in" draw:z-index="1" draw:name="WEAPON_TYPE" draw:style-name="gr1" draw:text-style-name="P7" svg:width="3.1094in" svg:height="0.1315in" draw:control="control11"/> </text:p>
          </table:table-cell>
          <table:table-cell table:style-name="Tabella2.C1" office:value-type="string">
            <text:p text:style-name="P5"><draw:control text:anchor-type="as-char" svg:y="-0.2598in" draw:z-index="26" draw:name="WEAPON_TYPE" draw:style-name="gr1" draw:text-style-name="P7" svg:width="3.065in" svg:height="0.1315in" draw:control="control16"/> </text:p>
          </table:table-cell>
        </table:table-row>
        <table:table-row table:style-name="Tabella2.1">
          <table:table-cell table:style-name="Tabella2.A2" office:value-type="string">
            <text:p text:style-name="Table_20_Contents"><text:span text:style-name="T2">A</text:span> <text:span text:style-name="T1">ttack </text:span><text:span text:style-name="T2">R</text:span> <text:span text:style-name="T1">oll</text:span> </text:p>
          </table:table-cell>
          <table:table-cell table:style-name="Tabella2.A2" office:value-type="string">
            <text:p text:style-name="P3"><draw:control text:anchor-type="as-char" svg:y="-0.1744in" draw:z-index="6" draw:name="WEAPON_ATK" draw:style-name="gr1" draw:text-style-name="P7" svg:width="3.1094in" svg:height="0.163in" draw:control="control12"/> </text:p>
          </table:table-cell>
          <table:table-cell table:style-name="Tabella2.C2" office:value-type="string">
            <text:p text:style-name="P6"><draw:control text:anchor-type="as-char" svg:y="-0.1744in" draw:z-index="31" draw:name="WEAPON_ATK" draw:style-name="gr1" draw:text-style-name="P7" svg:width="3.0476in" svg:height="0.163in" draw:control="control17"/> </text:p>
          </table:table-cell>
        </table:table-row>
        <table:table-row table:style-name="Tabella2.1">
          <table:table-cell table:style-name="Tabella2.A2" office:value-type="string">
            <text:p text:style-name="Table_20_Contents"><text:span text:style-name="T2">D</text:span> <text:span text:style-name="T1">amage </text:span><text:span text:style-name="T2">R</text:span> <text:span text:style-name="T1">oll</text:span> </text:p>
          </table:table-cell>
          <table:table-cell table:style-name="Tabella2.A2" office:value-type="string">
            <text:p text:style-name="P4"><draw:control text:anchor-type="as-char" draw:z-index="11" draw:name="WEAPON_DMG" draw:style-name="gr2" draw:text-style-name="P7" svg:width="3.074in" svg:height="0.128in" draw:control="control13"/> </text:p>
          </table:table-cell>
          <table:table-cell table:style-name="Tabella2.C2" office:value-type="string">
            <text:p text:style-name="P6"><draw:control text:anchor-type="as-char" draw:z-index="36" draw:name="WEAPON_DMG" draw:style-name="gr2" draw:text-style-name="P7" svg:width="3.0386in" svg:height="0.128in" draw:control="control18"/> </text:p>
          </table:table-cell>
        </table:table-row>
        <table:table-row table:style-name="Tabella2.1">
          <table:table-cell table:style-name="Tabella2.A2" office:value-type="string">
            <text:p text:style-name="Table_20_Contents"><text:span text:style-name="T2">B</text:span> <text:span text:style-name="T1">onus</text:span> </text:p>
          </table:table-cell>
          <table:table-cell table:style-name="Tabella2.A2" office:value-type="string">
            <text:p text:style-name="P4"><draw:control text:anchor-type="as-char" draw:z-index="16" draw:name="WEAPON_BONUS" draw:style-name="gr2" draw:text-style-name="P7" svg:width="3.1094in" svg:height="0.1307in" draw:control="control14"/> </text:p>
          </table:table-cell>
          <table:table-cell table:style-name="Tabella2.C2" office:value-type="string">
            <text:p text:style-name="P6"><draw:control text:anchor-type="as-char" draw:z-index="41" draw:name="WEAPON_BONUS" draw:style-name="gr2" draw:text-style-name="P7" svg:width="3.0996in" svg:height="0.1307in" draw:control="control19"/> </text:p>
          </table:table-cell>
        </table:table-row>
        <table:table-row table:style-name="Tabella2.5">
          <table:table-cell table:style-name="Tabella2.A2" office:value-type="string">
            <text:p text:style-name="Table_20_Contents"><text:span text:style-name="T2">N</text:span> <text:span text:style-name="T1">otes</text:span> </text:p>
          </table:table-cell>
          <table:table-cell table:style-name="Tabella2.A2" office:value-type="string">
            <text:p text:style-name="P4"><draw:control text:anchor-type="as-char" svg:y="-0.4528in" draw:z-index="21" draw:name="WEAPON_NOTES" draw:style-name="gr1" draw:text-style-name="P7" svg:width="3.0476in" svg:height="0.724in" draw:control="control15"/> </text:p>
          </table:table-cell>
          <table:table-cell table:style-name="Tabella2.C2" office:value-type="string">
            <text:p text:style-name="P6"><draw:control text:anchor-type="as-char" svg:y="-0.4528in" draw:z-index="46" draw:name="WEAPON_NOTES" draw:style-name="gr1" draw:text-style-name="P7" svg:width="3.065in" svg:height="0.724in" draw:control="control20"/> </text:p>
          </table:table-cell>
        </table:table-row>
      </table:table>
      <table:table table:name="TableHeader3" table:style-name="TableHeader3">
        <table:table-column table:style-name="TableHeader3.A"/>
        <table:table-column table:style-name="TableHeader3.B"/>
        <table:table-column table:style-name="TableHeader3.C"/>
        <table:table-row table:style-name="TableHeader3.1">
          <table:table-cell table:style-name="TableHeader3.A1" office:value-type="string">
            <text:p text:style-name="Standard"/>
          </table:table-cell>
          <table:table-cell table:style-name="TableHeader3.A1" office:value-type="string">
            <text:p text:style-name="Table_20_Heading"><text:span text:style-name="T2">W</text:span> <text:span text:style-name="T1">eapon</text:span> </text:p>
          </table:table-cell>
          <table:table-cell table:style-name="TableHeader3.A1" office:value-type="string">
            <text:p text:style-name="P1"><text:span text:style-name="T2">W</text:span> <text:span text:style-name="T1">eapon</text:span> 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Table_20_Contents"><text:span text:style-name="T2">T</text:span> <text:span text:style-name="T1">ype</text:span> </text:p>
          </table:table-cell>
          <table:table-cell table:style-name="Tabella3.A1" office:value-type="string">
            <text:p text:style-name="P2"><draw:control text:anchor-type="as-char" svg:y="-0.2598in" draw:z-index="2" draw:name="WEAPON_TYPE" draw:style-name="gr1" draw:text-style-name="P7" svg:width="3.1094in" svg:height="0.1315in" draw:control="control21"/> </text:p>
          </table:table-cell>
          <table:table-cell table:style-name="Tabella3.C1" office:value-type="string">
            <text:p text:style-name="P5"><draw:control text:anchor-type="as-char" svg:y="-0.2598in" draw:z-index="27" draw:name="WEAPON_TYPE" draw:style-name="gr1" draw:text-style-name="P7" svg:width="3.065in" svg:height="0.1315in" draw:control="control26"/> </text:p>
          </table:table-cell>
        </table:table-row>
        <table:table-row table:style-name="Tabella3.1">
          <table:table-cell table:style-name="Tabella3.A2" office:value-type="string">
            <text:p text:style-name="Table_20_Contents"><text:span text:style-name="T2">A</text:span> <text:span text:style-name="T1">ttack </text:span><text:span text:style-name="T2">R</text:span> <text:span text:style-name="T1">oll</text:span> </text:p>
          </table:table-cell>
          <table:table-cell table:style-name="Tabella3.A2" office:value-type="string">
            <text:p text:style-name="P3"><draw:control text:anchor-type="as-char" svg:y="-0.1744in" draw:z-index="7" draw:name="WEAPON_ATK" draw:style-name="gr1" draw:text-style-name="P7" svg:width="3.1094in" svg:height="0.163in" draw:control="control22"/> </text:p>
          </table:table-cell>
          <table:table-cell table:style-name="Tabella3.C2" office:value-type="string">
            <text:p text:style-name="P6"><draw:control text:anchor-type="as-char" svg:y="-0.1744in" draw:z-index="32" draw:name="WEAPON_ATK" draw:style-name="gr1" draw:text-style-name="P7" svg:width="3.0476in" svg:height="0.163in" draw:control="control27"/> </text:p>
          </table:table-cell>
        </table:table-row>
        <table:table-row table:style-name="Tabella3.1">
          <table:table-cell table:style-name="Tabella3.A2" office:value-type="string">
            <text:p text:style-name="Table_20_Contents"><text:span text:style-name="T2">D</text:span> <text:span text:style-name="T1">amage </text:span><text:span text:style-name="T2">R</text:span> <text:span text:style-name="T1">oll</text:span> </text:p>
          </table:table-cell>
          <table:table-cell table:style-name="Tabella3.A2" office:value-type="string">
            <text:p text:style-name="P4"><draw:control text:anchor-type="as-char" draw:z-index="12" draw:name="WEAPON_DMG" draw:style-name="gr2" draw:text-style-name="P7" svg:width="3.074in" svg:height="0.128in" draw:control="control23"/> </text:p>
          </table:table-cell>
          <table:table-cell table:style-name="Tabella3.C2" office:value-type="string">
            <text:p text:style-name="P6"><draw:control text:anchor-type="as-char" draw:z-index="37" draw:name="WEAPON_DMG" draw:style-name="gr2" draw:text-style-name="P7" svg:width="3.0386in" svg:height="0.128in" draw:control="control28"/> </text:p>
          </table:table-cell>
        </table:table-row>
        <table:table-row table:style-name="Tabella3.1">
          <table:table-cell table:style-name="Tabella3.A2" office:value-type="string">
            <text:p text:style-name="Table_20_Contents"><text:span text:style-name="T2">B</text:span> <text:span text:style-name="T1">onus</text:span> </text:p>
          </table:table-cell>
          <table:table-cell table:style-name="Tabella3.A2" office:value-type="string">
            <text:p text:style-name="P4"><draw:control text:anchor-type="as-char" draw:z-index="17" draw:name="WEAPON_BONUS" draw:style-name="gr2" draw:text-style-name="P7" svg:width="3.1094in" svg:height="0.1307in" draw:control="control24"/> </text:p>
          </table:table-cell>
          <table:table-cell table:style-name="Tabella3.C2" office:value-type="string">
            <text:p text:style-name="P6"><draw:control text:anchor-type="as-char" draw:z-index="42" draw:name="WEAPON_BONUS" draw:style-name="gr2" draw:text-style-name="P7" svg:width="3.0996in" svg:height="0.1307in" draw:control="control29"/> </text:p>
          </table:table-cell>
        </table:table-row>
        <table:table-row table:style-name="Tabella3.5">
          <table:table-cell table:style-name="Tabella3.A2" office:value-type="string">
            <text:p text:style-name="Table_20_Contents"><text:span text:style-name="T2">N</text:span> <text:span text:style-name="T1">otes</text:span> </text:p>
          </table:table-cell>
          <table:table-cell table:style-name="Tabella3.A2" office:value-type="string">
            <text:p text:style-name="P4"><draw:control text:anchor-type="as-char" svg:y="-0.4528in" draw:z-index="22" draw:name="WEAPON_NOTES" draw:style-name="gr1" draw:text-style-name="P7" svg:width="3.0476in" svg:height="0.724in" draw:control="control25"/> </text:p>
          </table:table-cell>
          <table:table-cell table:style-name="Tabella3.C2" office:value-type="string">
            <text:p text:style-name="P6"><draw:control text:anchor-type="as-char" svg:y="-0.4528in" draw:z-index="47" draw:name="WEAPON_NOTES" draw:style-name="gr1" draw:text-style-name="P7" svg:width="3.065in" svg:height="0.724in" draw:control="control30"/> </text:p>
          </table:table-cell>
        </table:table-row>
      </table:table>
      <table:table table:name="TableHeader4" table:style-name="TableHeader4">
        <table:table-column table:style-name="TableHeader4.A"/>
        <table:table-column table:style-name="TableHeader4.B"/>
        <table:table-column table:style-name="TableHeader4.C"/>
        <table:table-row table:style-name="TableHeader4.1">
          <table:table-cell table:style-name="TableHeader4.A1" office:value-type="string">
            <text:p text:style-name="Standard"/>
          </table:table-cell>
          <table:table-cell table:style-name="TableHeader4.A1" office:value-type="string">
            <text:p text:style-name="Table_20_Heading"><text:span text:style-name="T2">W</text:span> <text:span text:style-name="T1">eapon</text:span> </text:p>
          </table:table-cell>
          <table:table-cell table:style-name="TableHeader4.A1" office:value-type="string">
            <text:p text:style-name="P1"><text:span text:style-name="T2">W</text:span> <text:span text:style-name="T1">eapon</text:span> 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Table_20_Contents"><text:span text:style-name="T2">T</text:span> <text:span text:style-name="T1">ype</text:span> </text:p>
          </table:table-cell>
          <table:table-cell table:style-name="Tabella4.A1" office:value-type="string">
            <text:p text:style-name="P2"><draw:control text:anchor-type="as-char" svg:y="-0.2598in" draw:z-index="3" draw:name="WEAPON_TYPE" draw:style-name="gr1" draw:text-style-name="P7" svg:width="3.1094in" svg:height="0.1315in" draw:control="control31"/> </text:p>
          </table:table-cell>
          <table:table-cell table:style-name="Tabella4.C1" office:value-type="string">
            <text:p text:style-name="P5"><draw:control text:anchor-type="as-char" svg:y="-0.2598in" draw:z-index="28" draw:name="WEAPON_TYPE" draw:style-name="gr1" draw:text-style-name="P7" svg:width="3.065in" svg:height="0.1315in" draw:control="control36"/> </text:p>
          </table:table-cell>
        </table:table-row>
        <table:table-row table:style-name="Tabella4.1">
          <table:table-cell table:style-name="Tabella4.A2" office:value-type="string">
            <text:p text:style-name="Table_20_Contents"><text:span text:style-name="T2">A</text:span> <text:span text:style-name="T1">ttack </text:span><text:span text:style-name="T2">R</text:span> <text:span text:style-name="T1">oll</text:span> </text:p>
          </table:table-cell>
          <table:table-cell table:style-name="Tabella4.A2" office:value-type="string">
            <text:p text:style-name="P3"><draw:control text:anchor-type="as-char" svg:y="-0.1744in" draw:z-index="8" draw:name="WEAPON_ATK" draw:style-name="gr1" draw:text-style-name="P7" svg:width="3.1094in" svg:height="0.163in" draw:control="control32"/> </text:p>
          </table:table-cell>
          <table:table-cell table:style-name="Tabella4.C2" office:value-type="string">
            <text:p text:style-name="P6"><draw:control text:anchor-type="as-char" svg:y="-0.1744in" draw:z-index="33" draw:name="WEAPON_ATK" draw:style-name="gr1" draw:text-style-name="P7" svg:width="3.0476in" svg:height="0.163in" draw:control="control37"/> </text:p>
          </table:table-cell>
        </table:table-row>
        <table:table-row table:style-name="Tabella4.1">
          <table:table-cell table:style-name="Tabella4.A2" office:value-type="string">
            <text:p text:style-name="Table_20_Contents"><text:span text:style-name="T2">D</text:span> <text:span text:style-name="T1">amage </text:span><text:span text:style-name="T2">R</text:span> <text:span text:style-name="T1">oll</text:span> </text:p>
          </table:table-cell>
          <table:table-cell table:style-name="Tabella4.A2" office:value-type="string">
            <text:p text:style-name="P4"><draw:control text:anchor-type="as-char" draw:z-index="13" draw:name="WEAPON_DMG" draw:style-name="gr2" draw:text-style-name="P7" svg:width="3.074in" svg:height="0.128in" draw:control="control33"/> </text:p>
          </table:table-cell>
          <table:table-cell table:style-name="Tabella4.C2" office:value-type="string">
            <text:p text:style-name="P6"><draw:control text:anchor-type="as-char" draw:z-index="38" draw:name="WEAPON_DMG" draw:style-name="gr2" draw:text-style-name="P7" svg:width="3.0386in" svg:height="0.128in" draw:control="control38"/> </text:p>
          </table:table-cell>
        </table:table-row>
        <table:table-row table:style-name="Tabella4.1">
          <table:table-cell table:style-name="Tabella4.A2" office:value-type="string">
            <text:p text:style-name="Table_20_Contents"><text:span text:style-name="T2">B</text:span> <text:span text:style-name="T1">onus</text:span> </text:p>
          </table:table-cell>
          <table:table-cell table:style-name="Tabella4.A2" office:value-type="string">
            <text:p text:style-name="P4"><draw:control text:anchor-type="as-char" draw:z-index="18" draw:name="WEAPON_BONUS" draw:style-name="gr2" draw:text-style-name="P7" svg:width="3.1094in" svg:height="0.1307in" draw:control="control34"/> </text:p>
          </table:table-cell>
          <table:table-cell table:style-name="Tabella4.C2" office:value-type="string">
            <text:p text:style-name="P6"><draw:control text:anchor-type="as-char" draw:z-index="43" draw:name="WEAPON_BONUS" draw:style-name="gr2" draw:text-style-name="P7" svg:width="3.0996in" svg:height="0.1307in" draw:control="control39"/> </text:p>
          </table:table-cell>
        </table:table-row>
        <table:table-row table:style-name="Tabella4.5">
          <table:table-cell table:style-name="Tabella4.A2" office:value-type="string">
            <text:p text:style-name="Table_20_Contents"><text:span text:style-name="T2">N</text:span> <text:span text:style-name="T1">otes</text:span> </text:p>
          </table:table-cell>
          <table:table-cell table:style-name="Tabella4.A2" office:value-type="string">
            <text:p text:style-name="P4"><draw:control text:anchor-type="as-char" svg:y="-0.4528in" draw:z-index="23" draw:name="WEAPON_NOTES" draw:style-name="gr1" draw:text-style-name="P7" svg:width="3.0476in" svg:height="0.724in" draw:control="control35"/> </text:p>
          </table:table-cell>
          <table:table-cell table:style-name="Tabella4.C2" office:value-type="string">
            <text:p text:style-name="P6"><draw:control text:anchor-type="as-char" svg:y="-0.4528in" draw:z-index="48" draw:name="WEAPON_NOTES" draw:style-name="gr1" draw:text-style-name="P7" svg:width="3.065in" svg:height="0.724in" draw:control="control40"/> </text:p>
          </table:table-cell>
        </table:table-row>
      </table:table>
      <table:table table:name="TableHeader5" table:style-name="TableHeader5">
        <table:table-column table:style-name="TableHeader5.A"/>
        <table:table-column table:style-name="TableHeader5.B"/>
        <table:table-column table:style-name="TableHeader5.C"/>
        <table:table-row table:style-name="TableHeader5.1">
          <table:table-cell table:style-name="TableHeader5.A1" office:value-type="string">
            <text:p text:style-name="Standard"/>
          </table:table-cell>
          <table:table-cell table:style-name="TableHeader5.A1" office:value-type="string">
            <text:p text:style-name="Table_20_Heading"><text:span text:style-name="T2">W</text:span> <text:span text:style-name="T1">eapon</text:span> </text:p>
          </table:table-cell>
          <table:table-cell table:style-name="TableHeader5.A1" office:value-type="string">
            <text:p text:style-name="P1"><text:span text:style-name="T2">W</text:span> <text:span text:style-name="T1">eapon</text:span> 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Table_20_Contents"><text:span text:style-name="T2">T</text:span> <text:span text:style-name="T1">ype</text:span> </text:p>
          </table:table-cell>
          <table:table-cell table:style-name="Tabella5.A1" office:value-type="string">
            <text:p text:style-name="P2"><draw:control text:anchor-type="as-char" svg:y="-0.2598in" draw:z-index="4" draw:name="WEAPON_TYPE" draw:style-name="gr1" draw:text-style-name="P7" svg:width="3.1094in" svg:height="0.1315in" draw:control="control41"/> </text:p>
          </table:table-cell>
          <table:table-cell table:style-name="Tabella5.C1" office:value-type="string">
            <text:p text:style-name="P5"><draw:control text:anchor-type="as-char" svg:y="-0.2598in" draw:z-index="29" draw:name="WEAPON_TYPE" draw:style-name="gr1" draw:text-style-name="P7" svg:width="3.065in" svg:height="0.1315in" draw:control="control46"/> </text:p>
          </table:table-cell>
        </table:table-row>
        <table:table-row table:style-name="Tabella5.1">
          <table:table-cell table:style-name="Tabella5.A2" office:value-type="string">
            <text:p text:style-name="Table_20_Contents"><text:span text:style-name="T2">A</text:span> <text:span text:style-name="T1">ttack </text:span><text:span text:style-name="T2">R</text:span> <text:span text:style-name="T1">oll</text:span> </text:p>
          </table:table-cell>
          <table:table-cell table:style-name="Tabella5.A2" office:value-type="string">
            <text:p text:style-name="P3"><draw:control text:anchor-type="as-char" svg:y="-0.1744in" draw:z-index="9" draw:name="WEAPON_ATK" draw:style-name="gr1" draw:text-style-name="P7" svg:width="3.1094in" svg:height="0.163in" draw:control="control42"/> </text:p>
          </table:table-cell>
          <table:table-cell table:style-name="Tabella5.C2" office:value-type="string">
            <text:p text:style-name="P6"><draw:control text:anchor-type="as-char" svg:y="-0.1744in" draw:z-index="34" draw:name="WEAPON_ATK" draw:style-name="gr1" draw:text-style-name="P7" svg:width="3.0476in" svg:height="0.163in" draw:control="control47"/> </text:p>
          </table:table-cell>
        </table:table-row>
        <table:table-row table:style-name="Tabella5.1">
          <table:table-cell table:style-name="Tabella5.A2" office:value-type="string">
            <text:p text:style-name="Table_20_Contents"><text:span text:style-name="T2">D</text:span> <text:span text:style-name="T1">amage </text:span><text:span text:style-name="T2">R</text:span> <text:span text:style-name="T1">oll</text:span> </text:p>
          </table:table-cell>
          <table:table-cell table:style-name="Tabella5.A2" office:value-type="string">
            <text:p text:style-name="P4"><draw:control text:anchor-type="as-char" draw:z-index="14" draw:name="WEAPON_DMG" draw:style-name="gr2" draw:text-style-name="P7" svg:width="3.074in" svg:height="0.128in" draw:control="control43"/> </text:p>
          </table:table-cell>
          <table:table-cell table:style-name="Tabella5.C2" office:value-type="string">
            <text:p text:style-name="P6"><draw:control text:anchor-type="as-char" draw:z-index="39" draw:name="WEAPON_DMG" draw:style-name="gr2" draw:text-style-name="P7" svg:width="3.0386in" svg:height="0.128in" draw:control="control48"/> </text:p>
          </table:table-cell>
        </table:table-row>
        <table:table-row table:style-name="Tabella5.1">
          <table:table-cell table:style-name="Tabella5.A2" office:value-type="string">
            <text:p text:style-name="Table_20_Contents"><text:span text:style-name="T2">B</text:span> <text:span text:style-name="T1">onus</text:span> </text:p>
          </table:table-cell>
          <table:table-cell table:style-name="Tabella5.A2" office:value-type="string">
            <text:p text:style-name="P4"><draw:control text:anchor-type="as-char" draw:z-index="19" draw:name="WEAPON_BONUS" draw:style-name="gr2" draw:text-style-name="P7" svg:width="3.1094in" svg:height="0.1307in" draw:control="control44"/> </text:p>
          </table:table-cell>
          <table:table-cell table:style-name="Tabella5.C2" office:value-type="string">
            <text:p text:style-name="P6"><draw:control text:anchor-type="as-char" draw:z-index="44" draw:name="WEAPON_BONUS" draw:style-name="gr2" draw:text-style-name="P7" svg:width="3.0996in" svg:height="0.1307in" draw:control="control49"/> </text:p>
          </table:table-cell>
        </table:table-row>
        <table:table-row table:style-name="Tabella5.5">
          <table:table-cell table:style-name="Tabella5.A2" office:value-type="string">
            <text:p text:style-name="Table_20_Contents"><text:span text:style-name="T2">N</text:span> <text:span text:style-name="T1">otes</text:span> </text:p>
          </table:table-cell>
          <table:table-cell table:style-name="Tabella5.A2" office:value-type="string">
            <text:p text:style-name="P4"><draw:control text:anchor-type="as-char" svg:y="-0.4528in" draw:z-index="24" draw:name="WEAPON_NOTES" draw:style-name="gr1" draw:text-style-name="P7" svg:width="3.0476in" svg:height="0.724in" draw:control="control45"/> </text:p>
          </table:table-cell>
          <table:table-cell table:style-name="Tabella5.C2" office:value-type="string">
            <text:p text:style-name="P6"><draw:control text:anchor-type="as-char" svg:y="-0.4528in" draw:z-index="49" draw:name="WEAPON_NOTES" draw:style-name="gr1" draw:text-style-name="P7" svg:width="3.065in" svg:height="0.724in" draw:control="control50"/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 11" svg:font-family="'Helvetica'" style:font-pitch="variable"/>
    <style:font-face style:name="Helvetica" svg:font-family="'Helvetica'" style:font-adornments="HPLHS" style:font-pitch="variable"/>
    <style:font-face style:name="Helvetica" svg:font-family="'Helvetica'" style:font-adornments="HPLH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Helvetica" fo:font-size="8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variant="small-caps" style:font-name="Helvetica"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>
        <style:drop-cap/>
      </style:paragraph-properties>
      <style:text-properties fo:font-variant="small-caps" style:font-name="Helvetica" fo:font-size="8pt" fo:font-weight="normal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7:54:24.59</meta:creation-date>
    <dc:date>2013-06-18T12:15:01.16</dc:date>
    <meta:editing-duration>PT24M43S</meta:editing-duration>
    <meta:editing-cycles>12</meta:editing-cycles>
    <meta:generator>LibreOffice/4.0.3.3$Windows_x86 LibreOffice_project/0eaa50a932c8f2199a615e1eb30f7ac74279539</meta:generator>
    <dc:creator>Daniele </dc:creator>
    <meta:document-statistic meta:table-count="10" meta:image-count="0" meta:object-count="0" meta:page-count="1" meta:paragraph-count="85" meta:word-count="90" meta:character-count="370" meta:non-whitespace-character-count="230"/>
  </office:meta>
</office:document-meta>
</file>